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2881" officeooo:paragraph-rsid="001e2881"/>
    </style:style>
    <style:style style:name="P2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f2eb6" officeooo:paragraph-rsid="001f2eb6" style:font-weight-asian="bold" style:font-weight-complex="bold"/>
    </style:style>
    <style:style style:name="P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2310ca" officeooo:paragraph-rsid="002310ca" style:font-weight-asian="bold" style:font-weight-complex="bold"/>
    </style:style>
    <style:style style:name="P4" style:family="paragraph" style:parent-style-name="Standard" style:list-style-name="L1">
      <style:text-properties officeooo:rsid="001e2881" officeooo:paragraph-rsid="001e2881"/>
    </style:style>
    <style:style style:name="P5" style:family="paragraph" style:parent-style-name="Standard">
      <style:text-properties officeooo:rsid="001e2881" officeooo:paragraph-rsid="001e2881"/>
    </style:style>
    <style:style style:name="P6" style:family="paragraph" style:parent-style-name="Standard" style:list-style-name="L1">
      <style:text-properties officeooo:rsid="001f2eb6" officeooo:paragraph-rsid="001f2eb6"/>
    </style:style>
    <style:style style:name="P7" style:family="paragraph" style:parent-style-name="Standard" style:list-style-name="L1">
      <style:text-properties officeooo:rsid="0021e414" officeooo:paragraph-rsid="0021e414"/>
    </style:style>
    <style:style style:name="P8" style:family="paragraph" style:parent-style-name="Standard" style:list-style-name="L1">
      <style:text-properties officeooo:rsid="002310ca" officeooo:paragraph-rsid="0021e414"/>
    </style:style>
    <style:style style:name="P9" style:family="paragraph" style:parent-style-name="Standard" style:list-style-name="L1">
      <style:text-properties officeooo:rsid="002310ca" officeooo:paragraph-rsid="002310ca"/>
    </style:style>
    <style:style style:name="P10" style:family="paragraph" style:parent-style-name="Standard" style:list-style-name="L1">
      <style:text-properties officeooo:rsid="0023d360" officeooo:paragraph-rsid="0023d360"/>
    </style:style>
    <style:style style:name="P11" style:family="paragraph" style:parent-style-name="Standard" style:list-style-name="L1">
      <style:text-properties officeooo:rsid="00273875" officeooo:paragraph-rsid="00273875"/>
    </style:style>
    <style:style style:name="P12" style:family="paragraph" style:parent-style-name="Standard" style:list-style-name="L1">
      <style:text-properties officeooo:rsid="0027ec6c" officeooo:paragraph-rsid="0027ec6c"/>
    </style:style>
    <style:style style:name="P13" style:family="paragraph" style:parent-style-name="Standard" style:list-style-name="">
      <style:text-properties officeooo:rsid="0027ec6c" officeooo:paragraph-rsid="0027ec6c"/>
    </style:style>
    <style:style style:name="P14" style:family="paragraph" style:parent-style-name="Standard" style:list-style-name="L1">
      <style:text-properties officeooo:rsid="0028b488" officeooo:paragraph-rsid="0028b488"/>
    </style:style>
    <style:style style:name="P15" style:family="paragraph" style:parent-style-name="Standard" style:list-style-name="L1">
      <style:text-properties officeooo:rsid="002a4c05" officeooo:paragraph-rsid="002a4c05"/>
    </style:style>
    <style:style style:name="P16" style:family="paragraph" style:parent-style-name="Standard">
      <style:text-properties officeooo:rsid="002a4c05" officeooo:paragraph-rsid="002a4c05"/>
    </style:style>
    <style:style style:name="P17" style:family="paragraph" style:parent-style-name="Standard">
      <style:text-properties officeooo:rsid="002b27fe" officeooo:paragraph-rsid="002b27fe"/>
    </style:style>
    <style:style style:name="P18" style:family="paragraph" style:parent-style-name="Standard" style:list-style-name="L1">
      <style:paragraph-properties fo:break-before="page"/>
      <style:text-properties officeooo:rsid="002a4c05" officeooo:paragraph-rsid="002a4c05"/>
    </style:style>
    <style:style style:name="T1" style:family="text">
      <style:text-properties officeooo:rsid="002310ca"/>
    </style:style>
    <style:style style:name="T2" style:family="text">
      <style:text-properties officeooo:rsid="0023d360"/>
    </style:style>
    <style:style style:name="T3" style:family="text">
      <style:text-properties officeooo:rsid="0028b488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 culture peut-elle être porteuse de valeurs universelles ?</text:p>
      <text:p text:style-name="P1"/>
      <text:p text:style-name="P1"/>
      <text:p text:style-name="P1"/>
      <text:p text:style-name="Standard">//</text:p>
      <text:p text:style-name="Standard">//</text:p>
      <text:p text:style-name="Standard"/>
      <text:p text:style-name="Standard">//</text:p>
      <text:p text:style-name="Standard"/>
      <text:p text:style-name="Standard"/>
      <text:p text:style-name="Standard"/>
      <text:p text:style-name="Standard"/>
      <text:p text:style-name="Standard"/>
      <text:p text:style-name="P1">Plan</text:p>
      <text:p text:style-name="P1"/>
      <text:list xml:id="list3567674455830676288" text:style-name="L1">
        <text:list-item>
          <text:p text:style-name="P2">Une culture ne peut être porteuse de valeurs universelles</text:p>
          <text:list>
            <text:list-item>
              <text:p text:style-name="P4">Il y a une grande pluralité de mœurs, de manières de voir les choses </text:p>
              <text:p text:style-name="P6">Quelque chose peut être bien pour une culture et mal pour une autre </text:p>
              <text:list>
                <text:list-item>
                  <text:p text:style-name="P4">Il y a des sociétés africaines qui pratiquent et approuvent l’excision, et il existe des associations qui veulent abolir cette pratique </text:p>
                </text:list-item>
              </text:list>
            </text:list-item>
            <text:list-item>
              <text:p text:style-name="P6">à supposer qu’il y ait certaines valeurs communément partagées, elles sont extrêmement rares, et même là, leur traduction peut choquer certains</text:p>
              <text:list>
                <text:list-item>
                  <text:p text:style-name="P6">Le respect aux morts est universellement reconnu, mais il existe certaines façons de l’appliquer qui peuvent paraître choquantes </text:p>
                </text:list-item>
              </text:list>
            </text:list-item>
            <text:list-item>
              <text:p text:style-name="P7">La condamnation des crimes peut sembler cruelle pour certaines sociétés </text:p>
              <text:list>
                <text:list-item>
                  <text:p text:style-name="P8">En Arabie-saoudite, la lapidation pour adultère est toujours valable, </text:p>
                  <text:list>
                    <text:list-header>
                      <text:p text:style-name="P7"><text:span text:style-name="T1">l</text:span>a décapitation, l’amputation pour vol </text:p>
                    </text:list-header>
                  </text:list>
                </text:list-item>
              </text:list>
            </text:list-item>
            <text:list-item>
              <text:p text:style-name="P9">Les valeurs naissent et se développent dans le temps </text:p>
            </text:list-item>
          </text:list>
          <text:p text:style-name="P9"/>
        </text:list-item>
        <text:list-item>
          <text:p text:style-name="P3">Une culture peut être porteuse de valeurs universelles </text:p>
          <text:list>
            <text:list-item>
              <text:p text:style-name="P9">Une culture va condamner une pratique, et ce sera le cas dans toutes les cultures </text:p>
              <text:list>
                <text:list-item>
                  <text:p text:style-name="P9">Toutes les sociétés prohibent l’inceste au degré de parenté le plus proche </text:p>
                  <text:list>
                    <text:list-header>
                      <text:p text:style-name="P9">Objection : </text:p>
                      <text:list>
                        <text:list-header>
                          <text:p text:style-name="P9">Est-ce vraiment d’origine culturelle, ou est-ce que ce n’est pas à cause des malformations ? </text:p>
                        </text:list-header>
                      </text:list>
                    </text:list-header>
                  </text:list>
                </text:list-item>
                <text:list-item>
                  <text:p text:style-name="P9">Aucune culture ne valorise la malhonnêteté, la fraude, la tricherie </text:p>
                </text:list-item>
              </text:list>
            </text:list-item>
            <text:list-item>
              <text:p text:style-name="P9">La distinction entre deux types d’universalité </text:p>
              <text:list>
                <text:list-header>
                  <text:p text:style-name="P9">L’universalité en fait : ce qu’on constate </text:p>
                  <text:p text:style-name="P9">L’universalité de droit : ce qui <text:span text:style-name="T2">devrait s’appliquer </text:span></text:p>
                  <text:list>
                    <text:list-header>
                      <text:p text:style-name="P10">Une culture peut être porteuse de valeurs en droit universel mais pas en fait </text:p>
                    </text:list-header>
                  </text:list>
                </text:list-header>
              </text:list>
            </text:list-item>
            <text:list-item>
              <text:p text:style-name="P10">//</text:p>
            </text:list-item>
            <text:list-item>
              <text:p text:style-name="P11">Il y a un relatif arbitraire entre des principes et leur traduction culturelle particulière </text:p>
              <text:list>
                <text:list-header>
                  <text:p text:style-name="P11">Une valeur universelle peut être traduite différemment selon la culture </text:p>
                </text:list-header>
              </text:list>
              <text:p text:style-name="P12"/>
            </text:list-item>
          </text:list>
        </text:list-item>
      </text:list>
      <text:p text:style-name="P13"/>
      <text:list xml:id="list155152662643992" text:continue-numbering="true" text:style-name="L1">
        <text:list-item>
          <text:list>
            <text:list-header>
              <text:p text:style-name="P18">Réponses aux arguments de la 1<text:span text:style-name="T4">re</text:span> partie : </text:p>
            </text:list-header>
            <text:list-item>
              <text:p text:style-name="P12"><text:span text:style-name="T3">Questions par rapport aux</text:span> châtiments corporels </text:p>
              <text:list>
                <text:list-item>
                  <text:p text:style-name="P12">Une peine ne peut pas avoir de fondement religieux car aucune religion n’est démontrable </text:p>
                  <text:list>
                    <text:list-header>
                      <text:p text:style-name="P12">On ne peut pas imposer à quelqu’un un châtiment selon une religion à laquelle il refuse d’adhérer </text:p>
                    </text:list-header>
                  </text:list>
                </text:list-item>
                <text:list-item>
                  <text:p text:style-name="P12">De manière générale, on observe un adoucissement des peines, fondé sur la combinaison de deux principes : </text:p>
                  <text:list>
                    <text:list-item>
                      <text:p text:style-name="P12">Le respect de la dignité humaine </text:p>
                    </text:list-item>
                    <text:list-item>
                      <text:p text:style-name="P12">L’efficacité de la peine </text:p>
                    </text:list-item>
                  </text:list>
                </text:list-item>
                <text:list-item>
                  <text:p text:style-name="P14">Comprendre n’est pas approuver </text:p>
                  <text:list>
                    <text:list-item>
                      <text:p text:style-name="P14">Il y a 3000 ans, on estimait que la terre était plate. </text:p>
                      <text:p text:style-name="P14">On peut comprendre les fondements, mais on sait aujourd’hui que c’est faux. </text:p>
                    </text:list-item>
                  </text:list>
                </text:list-item>
              </text:list>
            </text:list-item>
            <text:list-item>
              <text:p text:style-name="P15">Distinction origine – fondement </text:p>
              <text:list>
                <text:list-header>
                  <text:p text:style-name="P15">Origine : C’est le point de départ d’un processus ou d’un état de fait </text:p>
                  <text:p text:style-name="P15">Fondement : Justification rationnelle de ce processus ou de cet état de fait </text:p>
                </text:list-header>
                <text:list-item>
                  <text:p text:style-name="P15">Si on estime qu’une valeur peut être universelle, c’est pas parce qu’elle est née en Europe mais parce qu’elle est fondée. </text:p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>Conclusion :</text:p>
      <text:p text:style-name="P16"/>
      <text:p text:style-name="P17">Une culture peut être porteuse de valeurs universelles, si ce n’est en fait, du moins en dro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57:01.940000000</meta:creation-date>
    <dc:date>2019-03-15T15:51:52.196000000</dc:date>
    <meta:editing-duration>PT13M46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5" meta:word-count="471" meta:character-count="2732" meta:non-whitespace-character-count="2306"/>
  </office:meta>
</office:document-meta>
</file>